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5a80"/>
    </style:style>
    <style:style style:name="gr4" style:family="graphic" style:parent-style-name="standard">
      <style:graphic-properties draw:stroke="none" svg:stroke-width="0.001cm" draw:fill-color="#00b4ff"/>
    </style:style>
    <style:style style:name="gr5" style:family="graphic" style:parent-style-name="standard">
      <style:graphic-properties draw:stroke="none" svg:stroke-width="0cm" draw:fill-color="#000000"/>
    </style:style>
    <style:style style:name="gr6" style:family="graphic" style:parent-style-name="standard">
      <style:graphic-properties draw:stroke="none" svg:stroke-width="0cm" draw:fill-color="#ffffff"/>
    </style:style>
    <style:style style:name="gr7" style:family="graphic" style:parent-style-name="standard">
      <style:graphic-properties draw:stroke="none" svg:stroke-width="0.298cm" draw:fill-color="#000000"/>
    </style:style>
    <style:style style:name="gr8" style:family="graphic" style:parent-style-name="standard">
      <style:graphic-properties draw:stroke="none" svg:stroke-width="0.298cm" draw:fill-color="#ffffff"/>
    </style:style>
  </office:automatic-styles>
  <office:body>
    <office:drawing>
      <draw:page draw:name="page1" draw:style-name="dp1" draw:master-page-name="Default">
        <draw:g>
          <draw:glue-point draw:id="4" svg:x="-4.078cm" svg:y="-5cm"/>
          <draw:glue-point draw:id="5" svg:x="5cm" svg:y="-5cm"/>
          <draw:glue-point draw:id="6" svg:x="0.46cm" svg:y="-5cm"/>
          <draw:glue-point draw:id="7" svg:x="-5cm" svg:y="5cm"/>
          <draw:glue-point draw:id="8" svg:x="4.082cm" svg:y="5cm"/>
          <draw:glue-point draw:id="9" svg:x="-0.459cm" svg:y="5cm"/>
          <draw:glue-point draw:id="10" svg:x="-5cm" svg:y="-3.31cm"/>
          <draw:glue-point draw:id="11" svg:x="-5cm" svg:y="0.845cm"/>
          <draw:glue-point draw:id="12" svg:x="5cm" svg:y="3.437cm"/>
          <draw:glue-point draw:id="13" svg:x="5cm" svg:y="-0.783cm"/>
          <draw:glue-point draw:id="14" svg:x="0.001cm" svg:y="0.019cm"/>
          <draw:polygon draw:style-name="gr1" draw:layer="layout" svg:width="3.334cm" svg:height="1.662cm" svg:x="0cm" svg:y="0.338cm" svg:viewBox="0 0 3335 1663" draw:points="3335,1663 0,1663 0,0 3335,0">
            <text:p/>
          </draw:polygon>
          <draw:polygon draw:style-name="gr2" draw:layer="layout" svg:width="3.334cm" svg:height="1.662cm" svg:x="0cm" svg:y="0.338cm" svg:viewBox="0 0 3335 1663" draw:points="3335,1663 0,1663 0,0 3335,0">
            <text:p/>
          </draw:polygon>
          <draw:polygon draw:style-name="gr3" draw:layer="layout" svg:width="0.337cm" svg:height="2cm" svg:x="3.334cm" svg:y="0cm" svg:viewBox="0 0 338 2001" draw:points="0,2001 338,1688 338,0 0,338">
            <text:p/>
          </draw:polygon>
          <draw:polygon draw:style-name="gr2" draw:layer="layout" svg:width="0.337cm" svg:height="2cm" svg:x="3.334cm" svg:y="0cm" svg:viewBox="0 0 338 2001" draw:points="0,2001 338,1688 338,0 0,338">
            <text:p/>
          </draw:polygon>
          <draw:polygon draw:style-name="gr4" draw:layer="layout" svg:width="3.671cm" svg:height="0.338cm" svg:x="0cm" svg:y="0cm" svg:viewBox="0 0 3672 339" draw:points="3334,339 3672,0 338,0 0,339">
            <text:p/>
          </draw:polygon>
          <draw:polygon draw:style-name="gr2" draw:layer="layout" svg:width="3.671cm" svg:height="0.338cm" svg:x="0cm" svg:y="0cm" svg:viewBox="0 0 3672 339" draw:points="3334,339 3672,0 338,0 0,339">
            <text:p/>
          </draw:polygon>
          <draw:polygon draw:style-name="gr5" draw:layer="layout" svg:width="1.55cm" svg:height="1.547cm" svg:x="0.92cm" svg:y="0.408cm" svg:viewBox="0 0 1551 1548" draw:points="1551,774 1544,871 1526,966 1496,1059 1454,1147 1402,1230 1340,1305 1269,1371 1191,1429 1105,1476 1015,1511 920,1536 824,1548 726,1548 630,1536 535,1511 445,1476 359,1429 281,1371 210,1305 148,1230 96,1147 54,1059 24,966 6,871 0,774 6,676 24,581 54,488 96,400 148,317 210,242 281,176 359,118 445,71 535,36 630,11 726,0 824,0 920,11 1015,36 1105,71 1191,118 1269,176 1340,242 1402,317 1454,400 1496,488 1526,581 1544,676 1551,774 1409,774 1404,694 1389,616 1364,540 1330,468 1288,401 1237,340 1179,285 1115,238 1045,200 971,170 894,151 815,140 735,140 656,151 579,170 505,200 435,238 371,285 313,340 262,401 220,468 186,540 161,616 146,694 141,774 146,853 161,931 186,1007 220,1079 262,1146 313,1207 371,1262 435,1309 505,1347 579,1377 656,1396 735,1407 815,1407 894,1396 971,1377 1045,1347 1115,1309 1179,1262 1237,1207 1288,1146 1330,1079 1364,1007 1389,931 1404,853 1409,774">
            <text:p/>
          </draw:polygon>
          <draw:polygon draw:style-name="gr6" draw:layer="layout" svg:width="1.55cm" svg:height="1.547cm" svg:x="0.893cm" svg:y="0.381cm" svg:viewBox="0 0 1551 1548" draw:points="1551,774 1544,871 1526,966 1496,1059 1454,1147 1402,1230 1340,1305 1269,1371 1191,1429 1105,1476 1015,1511 920,1536 824,1548 726,1548 630,1536 535,1511 445,1476 359,1429 281,1371 210,1305 148,1230 96,1147 54,1059 24,966 6,871 0,774 6,676 24,581 54,488 96,400 148,317 210,242 281,176 359,118 445,71 535,36 630,11 726,0 824,0 920,11 1015,36 1105,71 1191,118 1269,176 1340,242 1402,317 1454,400 1496,488 1526,581 1544,676 1551,774 1409,774 1404,694 1389,616 1364,540 1330,468 1288,401 1237,340 1179,285 1115,238 1045,200 971,170 894,151 815,140 735,140 656,151 579,170 505,200 435,238 371,285 313,340 262,401 220,468 186,540 161,616 146,694 141,774 146,853 161,931 186,1007 220,1079 262,1146 313,1207 371,1262 435,1309 505,1347 579,1377 656,1396 735,1407 815,1407 894,1396 971,1377 1045,1347 1115,1309 1179,1262 1237,1207 1288,1146 1330,1079 1364,1007 1389,931 1404,853 1409,774">
            <text:p/>
          </draw:polygon>
          <draw:polygon draw:style-name="gr7" draw:layer="layout" svg:width="2.705cm" svg:height="0.41cm" svg:x="0.314cm" svg:y="1.325cm" svg:viewBox="0 0 2706 411" draw:points="2706,120 2706,290 217,290 217,411 0,193 217,0 217,120">
            <text:p/>
          </draw:polygon>
          <draw:polygon draw:style-name="gr7" draw:layer="layout" svg:width="2.705cm" svg:height="0.41cm" svg:x="0.314cm" svg:y="0.603cm" svg:viewBox="0 0 2706 411" draw:points="0,120 0,289 2512,289 2512,411 2706,193 2512,0 2512,120">
            <text:p/>
          </draw:polygon>
          <draw:polygon draw:style-name="gr8" draw:layer="layout" svg:width="2.705cm" svg:height="0.41cm" svg:x="0.339cm" svg:y="1.349cm" svg:viewBox="0 0 2706 411" draw:points="2706,120 2706,290 217,290 217,411 0,193 217,0 217,120">
            <text:p/>
          </draw:polygon>
          <draw:polygon draw:style-name="gr8" draw:layer="layout" svg:width="2.705cm" svg:height="0.408cm" svg:x="0.339cm" svg:y="0.627cm" svg:viewBox="0 0 2706 409" draw:points="0,121 0,290 2513,290 2513,409 2706,193 2513,0 2513,121">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NetRanger</dc:title>
    <meta:creation-date>2011-02-07T16:33:23</meta:creation-date>
    <meta:editing-duration>P0D</meta:editing-duration>
    <meta:editing-cycles>1</meta:editing-cycles>
    <meta:document-statistic meta:object-count="13"/>
    <meta:generator>OpenOffice.org/3.3$Linux OpenOffice.org_project/330m20$Build-9567</meta:generator>
  </office:meta>
</office:document-meta>
</file>